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LiberationSans" svg:font-family="LiberationSans"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style>
    <style:style style:name="P3" style:parent-style-name="Standard" style:family="paragraph">
      <style:text-properties style:font-name-asian="LiberationSans" style:font-name-complex="LiberationSans"/>
    </style:style>
    <style:style style:name="P4" style:parent-style-name="Standard" style:family="paragraph">
      <style:text-properties style:font-name-asian="LiberationSans" style:font-name-complex="LiberationSans" fo:font-weight="bold" style:font-weight-asian="bold"/>
    </style:style>
    <style:style style:name="P5" style:parent-style-name="Standard" style:family="paragraph">
      <style:paragraph-properties fo:margin-left="3.4465in" fo:text-indent="-2.4569in">
        <style:tab-stops/>
      </style:paragraph-properties>
    </style:style>
    <style:style style:name="P6" style:parent-style-name="Standard" style:family="paragraph">
      <style:paragraph-properties fo:margin-left="3.4465in" fo:text-indent="-2.4569in">
        <style:tab-stops/>
      </style:paragraph-properties>
    </style:style>
    <style:style style:name="P7" style:parent-style-name="Standard" style:family="paragraph">
      <style:paragraph-properties fo:margin-left="3.4465in" fo:text-indent="-2.4569in">
        <style:tab-stops/>
      </style:paragraph-properties>
    </style:style>
    <style:style style:name="P8" style:parent-style-name="Standard" style:family="paragraph">
      <style:paragraph-properties fo:margin-left="3.4465in" fo:text-indent="-2.4569in">
        <style:tab-stops/>
      </style:paragraph-properties>
    </style:style>
    <style:style style:name="P9" style:parent-style-name="Standard" style:family="paragraph">
      <style:paragraph-properties fo:margin-left="3.4465in" fo:text-indent="-2.4569in">
        <style:tab-stops/>
      </style:paragraph-properties>
    </style:style>
    <style:style style:name="P10" style:parent-style-name="Standard" style:family="paragraph">
      <style:paragraph-properties fo:margin-left="3.4465in" fo:text-indent="-2.4569in">
        <style:tab-stops/>
      </style:paragraph-properties>
    </style:style>
    <style:style style:name="P11" style:parent-style-name="Standard" style:family="paragraph">
      <style:paragraph-properties fo:margin-left="0.4923in" fo:text-indent="0.4923in">
        <style:tab-stops/>
      </style:paragraph-properties>
    </style:style>
    <style:style style:name="P12" style:parent-style-name="Standard" style:family="paragraph">
      <style:paragraph-properties fo:margin-left="0.4923in" fo:text-indent="0.4923in">
        <style:tab-stops/>
      </style:paragraph-properties>
    </style:style>
    <style:style style:name="P13" style:parent-style-name="Standard" style:family="paragraph">
      <style:paragraph-properties fo:margin-left="0.4923in" fo:text-indent="0.4923in">
        <style:tab-stops/>
      </style:paragraph-properties>
    </style:style>
    <style:style style:name="P14" style:parent-style-name="Standard" style:family="paragraph">
      <style:paragraph-properties fo:margin-left="0.4923in" fo:text-indent="0.4923in">
        <style:tab-stops/>
      </style:paragraph-properties>
    </style:style>
    <style:style style:name="P15" style:parent-style-name="Standard" style:family="paragraph">
      <style:paragraph-properties fo:margin-left="0.4923in" fo:text-indent="0.4923in">
        <style:tab-stops/>
      </style:paragraph-properties>
    </style:style>
    <style:style style:name="P16" style:parent-style-name="Standard" style:family="paragraph">
      <style:paragraph-properties fo:margin-left="0.4923in" fo:text-indent="0.4923in">
        <style:tab-stops/>
      </style:paragraph-properties>
    </style:style>
    <style:style style:name="P17" style:parent-style-name="Standard" style:family="paragraph">
      <style:paragraph-properties fo:margin-left="0.4923in" fo:text-indent="0.4923in">
        <style:tab-stops/>
      </style:paragraph-properties>
    </style:style>
    <style:style style:name="P18" style:parent-style-name="Standard" style:family="paragraph">
      <style:paragraph-properties fo:margin-left="3.4465in" fo:text-indent="-1.9673in">
        <style:tab-stops/>
      </style:paragraph-properties>
    </style:style>
    <style:style style:name="P19" style:parent-style-name="Standard" style:family="paragraph">
      <style:paragraph-properties fo:margin-left="3.4465in" fo:text-indent="-1.9673in">
        <style:tab-stops/>
      </style:paragraph-properties>
    </style:style>
    <style:style style:name="P20" style:parent-style-name="Standard" style:family="paragraph">
      <style:paragraph-properties fo:margin-left="3.4465in" fo:text-indent="-1.9673in">
        <style:tab-stops/>
      </style:paragraph-properties>
    </style:style>
    <style:style style:name="P21" style:parent-style-name="Standard" style:family="paragraph">
      <style:paragraph-properties fo:margin-left="3.4465in" fo:text-indent="-1.9673in">
        <style:tab-stops/>
      </style:paragraph-properties>
    </style:style>
    <style:style style:name="P22" style:parent-style-name="Standard" style:family="paragraph">
      <style:paragraph-properties fo:margin-left="3.4465in" fo:text-indent="-1.9673in">
        <style:tab-stops/>
      </style:paragraph-properties>
    </style:style>
    <style:style style:name="P23" style:parent-style-name="Standard" style:family="paragraph">
      <style:paragraph-properties fo:margin-left="3.4465in" fo:text-indent="-1.9673in">
        <style:tab-stops/>
      </style:paragraph-properties>
    </style:style>
    <style:style style:name="P24" style:parent-style-name="Standard" style:family="paragraph">
      <style:paragraph-properties fo:margin-left="3.4465in" fo:text-indent="-1.9673in">
        <style:tab-stops/>
      </style:paragraph-properties>
    </style:style>
    <style:style style:name="P25" style:parent-style-name="Standard" style:family="paragraph">
      <style:paragraph-properties fo:margin-left="3.4465in" fo:text-indent="-1.9673in">
        <style:tab-stops/>
      </style:paragraph-properties>
    </style:style>
    <style:style style:name="P26" style:parent-style-name="Standard" style:family="paragraph">
      <style:paragraph-properties fo:margin-left="3.4465in" fo:text-indent="-1.9673in">
        <style:tab-stops/>
      </style:paragraph-properties>
    </style:style>
    <style:style style:name="P27" style:parent-style-name="Standard" style:family="paragraph">
      <style:text-properties fo:font-weight="bold" style:font-weight-asian="bold"/>
    </style:style>
    <style:style style:name="P28" style:parent-style-name="Standard" style:family="paragraph">
      <style:text-properties fo:font-weight="bold" style:font-weight-asian="bold"/>
    </style:style>
    <style:style style:name="P29" style:parent-style-name="Standard" style:family="paragraph">
      <style:text-properties fo:font-weight="bold" style:font-weight-asian="bold"/>
    </style:style>
  </office:automatic-styles>
  <office:body>
    <office:text text:use-soft-page-breaks="true">
      <text:p text:style-name="P1">PROJECT 4<text:s/>PROGRAMMER MANUAL</text:p>
      <text:p text:style-name="Standard">Steven Walinski</text:p>
      <text:p text:style-name="Standard">CS132 –<text:s/>May 14, 2014</text:p>
      <text:p text:style-name="Standard"/>
      <text:p text:style-name="P2">1.<text:tab/><text:tab/>Problem Description</text:p>
      <text:p text:style-name="Standard"/>
      <text:p text:style-name="Standard"><text:tab/><text:tab/>This program is<text:s/>designed to create a Queue that orders its members based on their priority upon the time the item is added. Items with higher priority (higher numbers) will be towards the front of the Queue as the Queue is pretty much ordered from greatest to least. The Queue still removes the front item like a normal Queue, and then the next item with the highest priority will replace it. The Queue also has two distinct display methods. It can display in the normal way that it appears, or it displays in PreOrder.</text:p>
      <text:p text:style-name="P3"/>
      <text:p text:style-name="P4">2.<text:tab/><text:tab/>Data Types or Classes</text:p>
      <text:p text:style-name="Standard"/>
      <text:p text:style-name="Standard">The data types used in this program fall under two separate categories. They are defined as either predefined data types, data types which are in the C++ language, and programmer-defined data types, which are defined by the programmer.</text:p>
      <text:p text:style-name="Standard"/>
      <text:p text:style-name="Standard">2.1<text:tab/><text:tab/>int:<text:tab/><text:tab/><text:tab/><text:tab/><text:tab/>(predefined)</text:p>
      <text:p text:style-name="Standard"/>
      <text:p text:style-name="P5">choice<text:s/>-<text:tab/>holds the choice made via user input, which determines what function(s) are to be executed</text:p>
      <text:p text:style-name="P6"/>
      <text:p text:style-name="P7">number -<text:s/><text:tab/>Used to record and remember the number used in the preorder function.</text:p>
      <text:p text:style-name="P8"/>
      <text:p text:style-name="P9">hasPriority -<text:tab/>Records the person’s priority.</text:p>
      <text:p text:style-name="Standard"/>
      <text:p text:style-name="Standard"/>
      <text:p text:style-name="Standard">2.5<text:tab/><text:tab/>char:<text:tab/><text:tab/><text:tab/><text:tab/><text:tab/>(predefined)</text:p>
      <text:p text:style-name="Standard"/>
      <text:p text:style-name="P10">name[20] -<text:tab/>used to<text:s/>hold the name of the person.</text:p>
      <text:p text:style-name="Standard"/>
      <text:p text:style-name="Standard"/>
      <text:p text:style-name="Standard">2.6<text:tab/><text:tab/>Person<text:tab/><text:tab/><text:tab/><text:tab/><text:tab/>(programmer defined)</text:p>
      <text:p text:style-name="Standard"/>
      <text:p text:style-name="P11">This struct contains:</text:p>
      <text:p text:style-name="P12"/>
      <text:p text:style-name="P13"><text:tab/>Data Members:<text:tab/><text:tab/>name[20], hasPriority, overloaded &lt; and &lt;&lt;</text:p>
      <text:p text:style-name="P14"/>
      <text:p text:style-name="P15"><text:tab/>Variable:<text:tab/><text:tab/><text:tab/>temp</text:p>
      <text:p text:style-name="P16"><text:tab/></text:p>
      <text:p text:style-name="P17"><text:tab/>Purpose – used to record the name and priority of each person that is to be added to the Queue. The hasPriority is used to determine where in the Queue it goes. The overloaded &lt; is used to compare two perons in the Queue,<text:s/>and help determine where it must go in the Queue. The overloaded &lt;&lt; is used to display the person, which is used in the Print and preorder functions.</text:p>
      <text:p text:style-name="Standard"/>
      <text:soft-page-break/>
      <text:p text:style-name="Standard">2.7<text:tab/><text:tab/>PriorityQueue<text:tab/><text:tab/><text:tab/><text:tab/>(programmer defined)</text:p>
      <text:p text:style-name="Standard"/>
      <text:p text:style-name="Standard"><text:tab/><text:tab/>This class contains:</text:p>
      <text:p text:style-name="Standard"/>
      <text:p text:style-name="P18">Member Functions:<text:tab/>PriorityQueue, front, empty, full, enqueue, dequeue, Print, preorder</text:p>
      <text:p text:style-name="P19"/>
      <text:p text:style-name="P20">Variable:<text:tab/>A</text:p>
      <text:p text:style-name="P21"/>
      <text:p text:style-name="P22">Inherits From:<text:tab/>class Heap from heap.h</text:p>
      <text:p text:style-name="P23"/>
      <text:p text:style-name="P24">Purpose:<text:s/><text:tab/>Inherits from heap.h, which inherits from BinTree, which inherits from array_v. Used to hold the functions that drive the program, and is the Queue itself. Because of its inheritance, most of the functions aren’t actually used, but instead it initializes the over classes.</text:p>
      <text:p text:style-name="P25"/>
      <text:p text:style-name="P26">See the Standings Programmer Manual for more information about this class.</text:p>
      <text:p text:style-name="Standard"><text:tab/></text:p>
      <text:p text:style-name="Standard"/>
      <text:p text:style-name="P27"/>
      <text:p text:style-name="P28">3.<text:tab/><text:tab/>High Level Program Solution</text:p>
      <text:p text:style-name="Standard"/>
      <text:p text:style-name="Standard"/>
      <text:p text:style-name="Standard">3.1<text:tab/><text:tab/>Algorithms:</text:p>
      <text:p text:style-name="Standard"/>
      <text:p text:style-name="Standard"/>
      <text:p text:style-name="Standard">Main program</text:p>
      <text:p text:style-name="Standard"/>
      <text:p text:style-name="Standard"/>
      <text:p text:style-name="Standard">Starts by initializing choice to 0 and the priority queue with a size of 50, and the person struct as temp.</text:p>
      <text:p text:style-name="Standard"/>
      <text:p text:style-name="Standard"/>
      <text:p text:style-name="Standard"/>
      <text:p text:style-name="Standard">While choice is not 5 (which ends the program)</text:p>
      <text:p text:style-name="Standard"/>
      <text:p text:style-name="Standard">Displays the list of commands to the user, and asks to input a choice.</text:p>
      <text:p text:style-name="Standard"/>
      <text:p text:style-name="Standard">If the choice is 1,</text:p>
      <text:p text:style-name="Standard">Asks for the persons priority and name, and calls the inherited add function to add that person to the Queue.</text:p>
      <text:p text:style-name="Standard"/>
      <text:p text:style-name="Standard">If the choice is 2,</text:p>
      <text:p text:style-name="Standard">Calls the dequeue function.</text:p>
      <text:p text:style-name="Standard"/>
      <text:p text:style-name="Standard">If the choice is 3,</text:p>
      <text:p text:style-name="Standard">Prints the normal order by calling the Print function.</text:p>
      <text:p text:style-name="Standard"/>
      <text:soft-page-break/>
      <text:p text:style-name="Standard">If the choice is 4,</text:p>
      <text:p text:style-name="Standard">Prints the PreOrder by calling the preorder function with an integer input of 1.</text:p>
      <text:p text:style-name="Standard"/>
      <text:p text:style-name="Standard">If the choice is ever 5, the while loop is broken.</text:p>
      <text:p text:style-name="Standard"/>
      <text:p text:style-name="Standard"/>
      <text:p text:style-name="Standard"/>
      <text:p text:style-name="Standard">End of Program.</text:p>
      <text:p text:style-name="Standard"/>
      <text:p text:style-name="Standard"/>
      <text:p text:style-name="Standard">*For function definitions, see the<text:s/>Standings Programmer Manual.</text:p>
      <text:p text:style-name="Standard"/>
      <text:p text:style-name="Standard"/>
      <text:p text:style-name="Standard">Design Grap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29">4.<text:tab/><text:tab/>Limitations and Suggestions</text:p>
      <text:p text:style-name="Standard"/>
      <text:p text:style-name="Standard"><text:tab/>The program doesn’t have any fail safe methods, so entering the wrong thing required when prompt will crash the program.</text:p>
      <text:p text:style-name="Standard"/>
      <text:p text:style-name="Standard">Reading in the name: would have liked to been able to read in names with spaces (if needed).</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LiberationSans" svg:font-family="LiberationSans"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alloonText" style:display-name="Balloon Text" style:family="paragraph" style:parent-style-name="Normal">
      <style:text-properties style:font-name="Tahoma" fo:font-size="8pt" style:font-size-asian="8pt" style:font-size-complex="7pt" fo:hyphenate="false"/>
    </style:style>
    <style:style style:name="BalloonTextChar" style:display-name="Balloon Text Char" style:family="text" style:parent-style-name="DefaultParagraphFont">
      <style:text-properties style:font-name="Tahoma"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ven Walinski</meta:initial-creator>
    <dc:creator>Defaultecc</dc:creator>
    <meta:creation-date>2014-02-23T23:15:00Z</meta:creation-date>
    <dc:date>2014-05-14T15:33:00Z</dc:date>
    <meta:print-date>2014-05-14T15:32:00Z</meta:print-date>
    <meta:template xlink:href="Normal" xlink:type="simple"/>
    <meta:editing-cycles>5</meta:editing-cycles>
    <meta:editing-duration>PT25740S</meta:editing-duration>
    <meta:document-statistic meta:page-count="4" meta:paragraph-count="6" meta:word-count="507" meta:character-count="3391" meta:row-count="24" meta:non-whitespace-character-count="2890"/>
  </office:meta>
</office:document-meta>
</file>